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3750000035EB8A2A39B54B9FFF0.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226000003AB4D119FFCA83013FD.png" manifest:media-type="image/png"/>
  <manifest:file-entry manifest:full-path="Pictures/1000000000000690000003A966E06FF1281CC9E5.png" manifest:media-type="image/png"/>
  <manifest:file-entry manifest:full-path="Pictures/1000000000000687000003420EA53C0B07986F38.png" manifest:media-type="image/png"/>
  <manifest:file-entry manifest:full-path="Pictures/10000000000003AC000001EB21185EADB0BEA225.png" manifest:media-type="image/png"/>
  <manifest:file-entry manifest:full-path="Pictures/100000000000039100000262E73B4EFFED80D20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
      <style:text-properties officeooo:rsid="00de9fa8" officeooo:paragraph-rsid="010cd3dc"/>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7</text:a></text:p>
          <text:p text:style-name="P49"><text:a xlink:type="simple" xlink:href="#__RefHeading___Toc378_4140988544" text:style-name="Index_20_Link" text:visited-style-name="Index_20_Link">Favicon<text:tab/>7</text:a></text:p>
          <text:p text:style-name="P49"><text:a xlink:type="simple" xlink:href="#__RefHeading___Toc624_1576187417" text:style-name="Index_20_Link" text:visited-style-name="Index_20_Link">Reports<text:tab/>8</text:a></text:p>
          <text:p text:style-name="P49"><text:a xlink:type="simple" xlink:href="#__RefHeading___Toc626_1576187417" text:style-name="Index_20_Link" text:visited-style-name="Index_20_Link">Welcome content<text:tab/>8</text:a></text:p>
          <text:p text:style-name="P49"><text:a xlink:type="simple" xlink:href="#__RefHeading___Toc673_2343567594" text:style-name="Index_20_Link" text:visited-style-name="Index_20_Link">Formatted project name<text:tab/>9</text:a></text:p>
          <text:p text:style-name="P49"><text:a xlink:type="simple" xlink:href="#__RefHeading___Toc789_1180701839" text:style-name="Index_20_Link" text:visited-style-name="Index_20_Link">Head code<text:tab/>10</text:a></text:p>
          <text:p text:style-name="P49"><text:a xlink:type="simple" xlink:href="#__RefHeading___Toc791_1180701839" text:style-name="Index_20_Link" text:visited-style-name="Index_20_Link">Adcode<text:tab/>10</text:a></text:p>
          <text:p text:style-name="P48"><text:a xlink:type="simple" xlink:href="#__RefHeading___Toc380_4140988544" text:style-name="Index_20_Link" text:visited-style-name="Index_20_Link">User views<text:tab/>11</text:a></text:p>
          <text:p text:style-name="P49"><text:a xlink:type="simple" xlink:href="#__RefHeading___Toc756_27562372981" text:style-name="Index_20_Link" text:visited-style-name="Index_20_Link">Index page<text:tab/>11</text:a></text:p>
          <text:p text:style-name="P49"><text:a xlink:type="simple" xlink:href="#__RefHeading___Toc382_4140988544" text:style-name="Index_20_Link" text:visited-style-name="Index_20_Link">Feed area<text:tab/>12</text:a></text:p>
          <text:p text:style-name="P49"><text:a xlink:type="simple" xlink:href="#__RefHeading___Toc384_4140988544" text:style-name="Index_20_Link" text:visited-style-name="Index_20_Link">Submitting a post<text:tab/>15</text:a></text:p>
          <text:p text:style-name="P49"><text:a xlink:type="simple" xlink:href="#__RefHeading___Toc753_4002774883" text:style-name="Index_20_Link" text:visited-style-name="Index_20_Link">Stories<text:tab/>17</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951768904"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9"><draw:image xlink:href="Pictures/1000000000000690000003A94FBB774B3C28FDD9.png" xlink:type="simple" xlink:show="embed" xlink:actuate="onLoad" loext:mime-type="image/png"/></draw:frame></text:p>
      <text:h text:style-name="P67" text:outline-level="3"><text:soft-page-break/></text:h>
      <text:p text:style-name="P15">The following options are available:</text:p>
      <text:list xml:id="list1954580594"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
      <text:h text:style-name="P67" text:outline-level="3"/>
      <text:h text:style-name="P57"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7"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0"><draw:image xlink:href="Pictures/1000000000000690000003AA48FF1DAAB1656631.png" xlink:type="simple" xlink:show="embed" xlink:actuate="onLoad" loext:mime-type="image/png"/></draw:frame></text:p>
      <text:h text:style-name="P58" text:outline-level="3"/>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16"><draw:image xlink:href="Pictures/1000000000000690000003AB16BC820FD616898C.png" xlink:type="simple" xlink:show="embed" xlink:actuate="onLoad" loext:mime-type="image/png"/></draw:frame></text:p>
      <text:h text:style-name="P59"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1"><draw:image xlink:href="Pictures/1000000000000690000003A9E85797FFC4735533.png" xlink:type="simple" xlink:show="embed" xlink:actuate="onLoad" loext:mime-type="image/png"/></draw:frame></text:p>
      <text:h text:style-name="P60" text:outline-level="3"><text:soft-page-break/></text:h>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2"><draw:image xlink:href="Pictures/1000000000000690000003A87AE39FAE4670FCA5.png" xlink:type="simple" xlink:show="embed" xlink:actuate="onLoad" loext:mime-type="image/png"/></draw:frame></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15"><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8"><draw:image xlink:href="Pictures/1000000000000690000003A93829BDD5BFE1660F.png" xlink:type="simple" xlink:show="embed" xlink:actuate="onLoad" loext: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4" draw:name="Bild8" text:anchor-type="paragraph" svg:width="17cm" svg:height="8.484cm" draw:z-index="19"><draw:image xlink:href="Pictures/1000000000000687000003420EA53C0B07986F38.png" xlink:type="simple" xlink:show="embed" xlink:actuate="onLoad" loext: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4.552cm" svg:height="24.844cm" draw:z-index="20"><draw:image xlink:href="Pictures/1000000000000226000003AB4D119FFCA83013FD.png" xlink:type="simple" xlink:show="embed" xlink:actuate="onLoad" loext: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4" draw:name="Bild10" text:anchor-type="paragraph" svg:width="17cm" svg:height="8.879cm" draw:z-index="21"><draw:image xlink:href="Pictures/10000000000003AC000001EB21185EADB0BEA225.png" xlink:type="simple" xlink:show="embed" xlink:actuate="onLoad" loext: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2" draw:name="Bild11" text:anchor-type="paragraph" svg:width="17cm" svg:height="11.358cm" draw:z-index="22"><draw:image xlink:href="Pictures/100000000000039100000262E73B4EFFED80D209.png" xlink:type="simple" xlink:show="embed" xlink:actuate="onLoad" loext:mime-type="image/png"/></draw:frame><text:soft-page-break/></text:p>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2" draw:name="Bild13" text:anchor-type="paragraph" svg:width="17cm" svg:height="16.558cm" draw:z-index="18"><draw:image xlink:href="Pictures/10000000000003750000035EB8A2A39B54B9FFF0.png" xlink:type="simple" xlink:show="embed" xlink:actuate="onLoad" loext:mime-type="image/png"/></draw:frame><text:soft-page-break/></text:p>
      <text:p text:style-name="P50"/>
      <text:p text:style-name="P28">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2022CE7A8C03D91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1" text:outline-level="3"><draw:frame draw:style-name="fr1" draw:name="Bild23" text:anchor-type="paragraph" svg:width="16.986cm" svg:height="22.251cm" draw:z-index="17"><draw:image xlink:href="Pictures/10000000000002820000034969F3FB682E1E94D2.png" xlink:type="simple" xlink:show="embed" xlink:actuate="onLoad" loext: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020D41D03DEB2496.png" xlink:type="simple" xlink:show="embed" xlink:actuate="onLoad" loext: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1" draw:name="Bild16" text:anchor-type="paragraph" svg:width="15.081cm" svg:height="15.002cm" draw:z-index="6"><draw:image xlink:href="Pictures/100000000000023A000002373A3DD9ACC9AB79AD.png" xlink:type="simple" xlink:show="embed" xlink:actuate="onLoad" loext: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3"><draw:image xlink:href="Pictures/1000000000000690000003ADF8BD814AC0C71BFC.png" xlink:type="simple" xlink:show="embed" xlink:actuate="onLoad" loext: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4"><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22T20:53:43.606000000</dc:date>
    <meta:editing-duration>PT13H30M35S</meta:editing-duration>
    <meta:editing-cycles>233</meta:editing-cycles>
    <meta:generator>LibreOffice/6.3.6.2$Windows_X86_64 LibreOffice_project/2196df99b074d8a661f4036fca8fa0cbfa33a497</meta:generator>
    <meta:document-statistic meta:table-count="0" meta:image-count="23" meta:object-count="0" meta:page-count="22" meta:paragraph-count="139" meta:word-count="1767" meta:character-count="9946" meta:non-whitespace-character-count="8334"/>
  </office:meta>
</office:document-meta>
</file>